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da6" officeooo:paragraph-rsid="00136da6"/>
    </style:style>
    <style:style style:name="P2" style:family="paragraph" style:parent-style-name="Standard">
      <style:text-properties officeooo:paragraph-rsid="00136da6"/>
    </style:style>
    <style:style style:name="T1" style:family="text">
      <style:text-properties officeooo:rsid="00136d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ookbook:</text:span></text:p>
      <text:p text:style-name="P1"><text:a xlink:type="simple" xlink:href="https://www.amazon.com/River-Cottage-Cookbook-Hugh-Fearnley-Whittingstall/dp/1580089097?ots=1&amp;tag=thneyo0f-20&amp;linkCode=w50" office:target-frame-name="_blank" xlink:show="new" text:style-name="Internet_20_link" text:visited-style-name="Visited_20_Internet_20_Link"><text:span text:style-name="Strong_20_Emphasis">The River Cottage Cookbook</text:span></text:a><text:span text:style-name="Strong_20_Emphasis">, by Hugh Fearnley-Whittingstall (2001):</text:span></text:p>
      <text:p text:style-name="P2"><text:span text:style-name="Strong_20_Emphasis"><text:span text:style-name="T1">C</text:span></text:span><text:span text:style-name="Strong_20_Emphasis">hanging one’s relationship with food “involves no sacrifice, no hardship or discomfort,” Hugh Fearnley-Whittingstall writes, in his poetic ode to the hands-on, homestead-ish life. His prescription is simple: get in there and do it yourself—grow your own food, meet your meat, learn the colors and patterns of the landscape around you through all its seasons. Years before “farm to table” was a buzzword and Michael Pollan a household name, Fearnley-Whittingstall was urging readers to move away from industrial food systems and reacquaint themselves with lo-fi self-sufficiency: he will teach you how to cultivate your own berry brambles, trap your own eels (this is a </text:span><text:span text:style-name="Strong_20_Emphasis"><text:span text:style-name="Emphasis">very</text:span></text:span><text:span text:style-name="Strong_20_Emphasis"> British book), and raise (and slaughter) your own pigs. The idea that pastoral practices can be pleasurable instead of burdensome is old news for the many home cooks today who know how to spot ramps in the wild and whip up D.I.Y. ricotta. But “The River Cottage Cookbook” ’s ideas (and straightforward, elegant recipes) remain striking reminders that what we eat isn’t just food on a plate but part of a thrilling natural cycle, our human lives brushing up against countless others, plant and animal alike.</text:span></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he Zuni Café Cookbook,” by Judy Rodgers (2002):</text:span></text:p>
      <text:p text:style-name="P2"><text:span text:style-name="Strong_20_Emphasis">Since its introduction, in the late nineteen-eighties, the roast chicken served at San Francisco’s Zuni Café has earned a reputation as the best roast chicken in the world—crisp-skinned, impossibly juicy, served atop a salad of torn bread and bitter greens whose tart vinaigrette blends with the rich, golden drippings. That recipe alone would land this book on any list of the great and essential, but the rest of the volume has a magic, as well. Judy Rodgers got her culinary footing in France, living for a year with the family of the chef Jean Troisgros, and in Berkeley, where she cooked at Chez Panisse, and this five-hundred-page manifesto draws on those threads of experience (and others). The result is a remarkable collection of emphatic culinary opinions, several hundred of which are disguised as recipes: the merits of some soft cheeses over others, the precise way to dress a salad, the nonnegotiable importance of salting raw beef and fowl a day or more before it’s cooked. The book’s magnificent opening chapter, “What to Think About Before You Start, &amp; While You Are Cooking,” lays out the philosophical blueprint for every New American and California-casual cookbook that followed.</text:span></text:p>
      <text:p text:style-name="P2"><text:span text:style-name="Strong_20_Emphasis"/></text:p>
      <text:p text:style-name="P2"><text:span text:style-name="Strong_20_Emphasis"/></text:p>
      <text:p text:style-name="P2"><text:span text:style-name="Strong_20_Emphasis"/></text:p>
      <text:p text:style-name="P2"><text:span text:style-name="Strong_20_Emphasis">Baking: From My Home to Yours,” by Dorie Greenspan (2006):</text:span></text:p>
      <text:p text:style-name="P2"><text:span text:style-name="Strong_20_Emphasis">It’s true, unfortunately, that the art of baking is more rigid and exacting than that of stovetop cooking. The whims of a search-engine algorithm won’t cut it if you want your biscuits perfectly fluffy, your cakes precisely lofty yet moist, and your cookies angelic; a baker, more than any other cook, needs a recipe writer she can truly trust. To my mind, there is none more reliable than Dorie Greenspan, a lapsed academic who found her calling in cakes and pastries and built a career writing uncommonly precise road maps for replicating her success. With her as a guide, there is no room for self-destructive improvisation: her stylish, rigorous, cheerful recipes work because she tells her reader exactly how to make them work, anticipating our errors and our questions, building contingencies, alternatives, and solutions right into the text, and evincing a soothing flexibility. (If the ganache at the bottom of a layered pudding spills up the sides of the cup, “it’s pretty; if it doesn't, the chocolate will be a surprise.”) And if you only have one Greenspan book, it should be this one, a masterwork spanning breakfast to midnight snacks—not to mention her famous World Peace Cookies.</text:span></text:p>
      <text:p text:style-name="P2"><text:span text:style-name="Strong_20_Emphasis"/></text:p>
      <text:p text:style-name="P2"><text:soft-page-break/><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22:51:04.565215683</meta:creation-date>
    <dc:date>2021-12-16T22:58:09.281314735</dc:date>
    <meta:editing-duration>PT7M4S</meta:editing-duration>
    <meta:editing-cycles>2</meta:editing-cycles>
    <meta:generator>LibreOffice/6.4.7.2$Linux_X86_64 LibreOffice_project/40$Build-2</meta:generator>
    <meta:document-statistic meta:table-count="0" meta:image-count="0" meta:object-count="0" meta:page-count="2" meta:paragraph-count="7" meta:word-count="615" meta:character-count="3756" meta:non-whitespace-character-count="3151"/>
  </office:meta>
</office:document-meta>
</file>